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49.9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3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oordonneé en pixel</text:p>
          </table:table-cell>
          <table:table-cell/>
          <table:table-cell office:value-type="string" calcext:value-type="string">
            <text:p>distance en pixel</text:p>
          </table:table-cell>
          <table:table-cell office:value-type="string" calcext:value-type="string">
            <text:p>surface en pixel2</text:p>
          </table:table-cell>
          <table:table-cell/>
          <table:table-cell office:value-type="string" calcext:value-type="string">
            <text:p>surface en m²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5]*[.E6]" office:value-type="float" office:value="24300" calcext:value-type="float">
            <text:p>24300</text:p>
          </table:table-cell>
          <table:table-cell table:formula="of:=[.E2]/[.G2]" office:value-type="float" office:value="272.299417301658" calcext:value-type="float">
            <text:p>272,299417301658</text:p>
          </table:table-cell>
          <table:table-cell office:value-type="float" office:value="89.24" calcext:value-type="float">
            <text:p>89,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table:number-columns-repeated="3"/>
          <table:table-cell table:formula="of:=[.G5]*[.G6]" office:value-type="float" office:value="89.238348" calcext:value-type="float">
            <text:p>89,2383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5" calcext:value-type="float">
            <text:p>565</text:p>
          </table:table-cell>
          <table:table-cell office:value-type="float" office:value="414" calcext:value-type="float">
            <text:p>414</text:p>
          </table:table-cell>
          <table:table-cell table:formula="of:=[.B5]-[.B4]" office:value-type="float" office:value="162" calcext:value-type="float">
            <text:p>162</text:p>
          </table:table-cell>
          <table:table-cell table:number-columns-repeated="2"/>
          <table:table-cell table:formula="of:=[.D5]*[.$F$30]" office:value-type="float" office:value="9.8172" calcext:value-type="float">
            <text:p>9,81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5]-[.C6]" office:value-type="float" office:value="150" calcext:value-type="float">
            <text:p>150</text:p>
          </table:table-cell>
          <table:table-cell/>
          <table:table-cell table:formula="of:=[.E6]*[.$F$31]" office:value-type="float" office:value="9.09" calcext:value-type="float">
            <text:p>9,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float" office:value="20.89" calcext:value-type="float">
            <text:p>20,89</text:p>
          </table:table-cell>
          <table:table-cell/>
          <table:table-cell table:formula="of:=[.D13]*[.E14]" office:value-type="float" office:value="5504" calcext:value-type="float">
            <text:p>5504</text:p>
          </table:table-cell>
          <table:table-cell table:formula="of:=[.E10]/[.G10]" office:value-type="float" office:value="263.475347056008" calcext:value-type="float">
            <text:p>263,475347056008</text:p>
          </table:table-cell>
          <table:table-cell office:value-type="float" office:value="20.89" calcext:value-type="float">
            <text:p>20,8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table:formula="of:=[.G13]*[.G14]" office:value-type="float" office:value="20.21266944" calcext:value-type="float">
            <text:p>20,212669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9" calcext:value-type="float">
            <text:p>679</text:p>
          </table:table-cell>
          <table:table-cell office:value-type="float" office:value="414" calcext:value-type="float">
            <text:p>414</text:p>
          </table:table-cell>
          <table:table-cell table:formula="of:=[.B13]-[.B12]" office:value-type="float" office:value="64" calcext:value-type="float">
            <text:p>64</text:p>
          </table:table-cell>
          <table:table-cell table:number-columns-repeated="2"/>
          <table:table-cell table:formula="of:=[.D13]*[.$F$30]" office:value-type="float" office:value="3.8784" calcext:value-type="float">
            <text:p>3,878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9" calcext:value-type="float">
            <text:p>679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C13]-[.C14]" office:value-type="float" office:value="86" calcext:value-type="float">
            <text:p>86</text:p>
          </table:table-cell>
          <table:table-cell/>
          <table:table-cell table:formula="of:=[.E14]*[.$F$31]" office:value-type="float" office:value="5.2116" calcext:value-type="float">
            <text:p>5,21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328" calcext:value-type="float">
            <text:p>328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table:formula="of:=[.D21]*[.E22]" office:value-type="float" office:value="3978" calcext:value-type="float">
            <text:p>3978</text:p>
          </table:table-cell>
          <table:table-cell table:formula="of:=[.E18]/[.G18]" office:value-type="float" office:value="277.793296089385" calcext:value-type="float">
            <text:p>277,793296089385</text:p>
          </table:table-cell>
          <table:table-cell office:value-type="float" office:value="14.32" calcext:value-type="float">
            <text:p>14,3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float" office:value="297" calcext:value-type="float">
            <text:p>297</text:p>
          </table:table-cell>
          <table:table-cell table:number-columns-repeated="3"/>
          <table:table-cell table:formula="of:=[.G21]*[.G22]" office:value-type="float" office:value="14.60864808" calcext:value-type="float">
            <text:p>14,608648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7" calcext:value-type="float">
            <text:p>757</text:p>
          </table:table-cell>
          <table:table-cell office:value-type="float" office:value="297" calcext:value-type="float">
            <text:p>297</text:p>
          </table:table-cell>
          <table:table-cell table:formula="of:=[.B21]-[.B20]" office:value-type="float" office:value="78" calcext:value-type="float">
            <text:p>78</text:p>
          </table:table-cell>
          <table:table-cell table:number-columns-repeated="2"/>
          <table:table-cell table:formula="of:=[.D21]*[.$F$30]" office:value-type="float" office:value="4.7268" calcext:value-type="float">
            <text:p>4,72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7" calcext:value-type="float">
            <text:p>757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C21]-[.C22]" office:value-type="float" office:value="51" calcext:value-type="float">
            <text:p>51</text:p>
          </table:table-cell>
          <table:table-cell/>
          <table:table-cell table:formula="of:=[.E22]*[.$F$31]" office:value-type="float" office:value="3.0906" calcext:value-type="float">
            <text:p>3,09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formula="of:=[.D30]*[.E31]" office:value-type="float" office:value="3519" calcext:value-type="float">
            <text:p>3519</text:p>
          </table:table-cell>
          <table:table-cell table:formula="of:=[.E27]/[.G27]" office:value-type="float" office:value="276" calcext:value-type="float">
            <text:p>276</text:p>
          </table:table-cell>
          <table:table-cell office:value-type="float" office:value="12.75" calcext:value-type="float">
            <text:p>12,7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G27]/[.E27]" office:value-type="float" office:value="0.0036231884057971" calcext:value-type="float">
            <text:p>0,00362318840579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office:value-type="float" office:value="699" calcext:value-type="float">
            <text:p>699</text:p>
          </table:table-cell>
          <table:table-cell table:number-columns-repeated="3"/>
          <table:table-cell table:formula="of:=[.G30]*[.G31]" office:value-type="float" office:value="12.92303484" calcext:value-type="float">
            <text:p>12,9230348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0" calcext:value-type="float">
            <text:p>910</text:p>
          </table:table-cell>
          <table:table-cell office:value-type="float" office:value="699" calcext:value-type="float">
            <text:p>699</text:p>
          </table:table-cell>
          <table:table-cell table:formula="of:=[.B30]-[.B29]" office:value-type="float" office:value="69" calcext:value-type="float">
            <text:p>69</text:p>
          </table:table-cell>
          <table:table-cell/>
          <table:table-cell table:style-name="ce1" office:value-type="float" office:value="0.0606" calcext:value-type="float">
            <text:p>0,0606</text:p>
          </table:table-cell>
          <table:table-cell table:formula="of:=[.D30]*[.$F$30]" office:value-type="float" office:value="4.1814" calcext:value-type="float">
            <text:p>4,1814</text:p>
          </table:table-cell>
          <table:table-cell/>
          <table:table-cell table:style-name="ce1" office:value-type="string" calcext:value-type="string">
            <text:p>taille d’un pix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0" calcext:value-type="float">
            <text:p>910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C30]-[.C31]" office:value-type="float" office:value="51" calcext:value-type="float">
            <text:p>51</text:p>
          </table:table-cell>
          <table:table-cell table:formula="of:=[.F30]" office:value-type="float" office:value="0.0606" calcext:value-type="float">
            <text:p>0,0606</text:p>
          </table:table-cell>
          <table:table-cell table:formula="of:=[.E31]*[.$F$31]" office:value-type="float" office:value="3.0906" calcext:value-type="float">
            <text:p>3,09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1" calcext:value-type="float">
            <text:p>841</text:p>
          </table:table-cell>
          <table:table-cell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x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ci, on fait juste une mise à l’echelle, pas de rotation, ni tde translation entre deux système de de coordonnées</text:p>
          </table:table-cell>
          <table:table-cell table:number-columns-repeated="8"/>
        </table:table-row>
      </table:table>
      <table:table table:name="sourc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5" calcext:value-type="float">
            <text:p>56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9" calcext:value-type="float">
            <text:p>67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9" calcext:value-type="float">
            <text:p>67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5" calcext:value-type="float">
            <text:p>61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7" calcext:value-type="float">
            <text:p>75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9" calcext:value-type="float">
            <text:p>67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1" calcext:value-type="float">
            <text:p>84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0" calcext:value-type="float">
            <text:p>91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0" calcext:value-type="float">
            <text:p>91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1" calcext:value-type="float">
            <text:p>841</text:p>
          </table:table-cell>
          <table:table-cell office:value-type="float" office:value="648" calcext:value-type="float">
            <text:p>648</text:p>
          </table:table-cell>
        </table:table-row>
      </table:table>
      <table:table table:name="destination" table:style-name="ta1">
        <table:table-column table:style-name="co1" table:number-columns-repeated="3" table:default-cell-style-name="Default"/>
        <table:table-row table:style-name="ro1">
          <table:table-cell table:formula="of:=[$source.A1]" office:value-type="string" office:string-value="id" calcext:value-type="string">
            <text:p>id</text:p>
          </table:table-cell>
          <table:table-cell table:formula="of:=[$source.B1]" office:value-type="string" office:string-value="x" calcext:value-type="string">
            <text:p>x</text:p>
          </table:table-cell>
          <table:table-cell table:formula="of:=[$source.C1]" office:value-type="string" office:string-value="y" calcext:value-type="string">
            <text:p>y</text:p>
          </table:table-cell>
        </table:table-row>
        <table:table-row table:style-name="ro1">
          <table:table-cell table:formula="of:=[$source.A2]" office:value-type="float" office:value="1" calcext:value-type="float">
            <text:p>1</text:p>
          </table:table-cell>
          <table:table-cell table:formula="of:=[$source.B2]*[Feuille1.$F$30]" office:value-type="float" office:value="24.4218" calcext:value-type="float">
            <text:p>24,4218</text:p>
          </table:table-cell>
          <table:table-cell table:formula="of:=[$source.C2]*[Feuille1.$F$30]" office:value-type="float" office:value="24.9672" calcext:value-type="float">
            <text:p>24,9672</text:p>
          </table:table-cell>
        </table:table-row>
        <table:table-row table:style-name="ro1">
          <table:table-cell table:formula="of:=[$source.A3]" office:value-type="float" office:value="2" calcext:value-type="float">
            <text:p>2</text:p>
          </table:table-cell>
          <table:table-cell table:formula="of:=[$source.B3]*[Feuille1.$F$30]" office:value-type="float" office:value="34.239" calcext:value-type="float">
            <text:p>34,239</text:p>
          </table:table-cell>
          <table:table-cell table:formula="of:=[$source.C3]*[Feuille1.$F$30]" office:value-type="float" office:value="25.0884" calcext:value-type="float">
            <text:p>25,0884</text:p>
          </table:table-cell>
        </table:table-row>
        <table:table-row table:style-name="ro1">
          <table:table-cell table:formula="of:=[$source.A4]" office:value-type="float" office:value="3" calcext:value-type="float">
            <text:p>3</text:p>
          </table:table-cell>
          <table:table-cell table:formula="of:=[$source.B4]*[Feuille1.$F$30]" office:value-type="float" office:value="34.1784" calcext:value-type="float">
            <text:p>34,1784</text:p>
          </table:table-cell>
          <table:table-cell table:formula="of:=[$source.C4]*[Feuille1.$F$30]" office:value-type="float" office:value="15.9984" calcext:value-type="float">
            <text:p>15,9984</text:p>
          </table:table-cell>
        </table:table-row>
        <table:table-row table:style-name="ro1">
          <table:table-cell table:formula="of:=[$source.A5]" office:value-type="float" office:value="4" calcext:value-type="float">
            <text:p>4</text:p>
          </table:table-cell>
          <table:table-cell table:formula="of:=[$source.B5]*[Feuille1.$F$30]" office:value-type="float" office:value="24.4218" calcext:value-type="float">
            <text:p>24,4218</text:p>
          </table:table-cell>
          <table:table-cell table:formula="of:=[$source.C5]*[Feuille1.$F$30]" office:value-type="float" office:value="15.9984" calcext:value-type="float">
            <text:p>15,9984</text:p>
          </table:table-cell>
        </table:table-row>
        <table:table-row table:style-name="ro1">
          <table:table-cell table:formula="of:=[$source.A6]" office:value-type="float" office:value="5" calcext:value-type="float">
            <text:p>5</text:p>
          </table:table-cell>
          <table:table-cell table:formula="of:=[$source.B6]*[Feuille1.$F$30]" office:value-type="float" office:value="37.269" calcext:value-type="float">
            <text:p>37,269</text:p>
          </table:table-cell>
          <table:table-cell table:formula="of:=[$source.C6]*[Feuille1.$F$30]" office:value-type="float" office:value="25.0884" calcext:value-type="float">
            <text:p>25,0884</text:p>
          </table:table-cell>
        </table:table-row>
        <table:table-row table:style-name="ro1">
          <table:table-cell table:formula="of:=[$source.A7]" office:value-type="float" office:value="6" calcext:value-type="float">
            <text:p>6</text:p>
          </table:table-cell>
          <table:table-cell table:formula="of:=[$source.B7]*[Feuille1.$F$30]" office:value-type="float" office:value="41.1474" calcext:value-type="float">
            <text:p>41,1474</text:p>
          </table:table-cell>
          <table:table-cell table:formula="of:=[$source.C7]*[Feuille1.$F$30]" office:value-type="float" office:value="25.0884" calcext:value-type="float">
            <text:p>25,0884</text:p>
          </table:table-cell>
        </table:table-row>
        <table:table-row table:style-name="ro1">
          <table:table-cell table:formula="of:=[$source.A8]" office:value-type="float" office:value="7" calcext:value-type="float">
            <text:p>7</text:p>
          </table:table-cell>
          <table:table-cell table:formula="of:=[$source.B8]*[Feuille1.$F$30]" office:value-type="float" office:value="41.1474" calcext:value-type="float">
            <text:p>41,1474</text:p>
          </table:table-cell>
          <table:table-cell table:formula="of:=[$source.C8]*[Feuille1.$F$30]" office:value-type="float" office:value="19.8768" calcext:value-type="float">
            <text:p>19,8768</text:p>
          </table:table-cell>
        </table:table-row>
        <table:table-row table:style-name="ro1">
          <table:table-cell table:formula="of:=[$source.A9]" office:value-type="float" office:value="8" calcext:value-type="float">
            <text:p>8</text:p>
          </table:table-cell>
          <table:table-cell table:formula="of:=[$source.B9]*[Feuille1.$F$30]" office:value-type="float" office:value="37.269" calcext:value-type="float">
            <text:p>37,269</text:p>
          </table:table-cell>
          <table:table-cell table:formula="of:=[$source.C9]*[Feuille1.$F$30]" office:value-type="float" office:value="19.8768" calcext:value-type="float">
            <text:p>19,8768</text:p>
          </table:table-cell>
        </table:table-row>
        <table:table-row table:style-name="ro1">
          <table:table-cell table:formula="of:=[$source.A10]" office:value-type="float" office:value="9" calcext:value-type="float">
            <text:p>9</text:p>
          </table:table-cell>
          <table:table-cell table:formula="of:=[$source.B10]*[Feuille1.$F$30]" office:value-type="float" office:value="41.1474" calcext:value-type="float">
            <text:p>41,1474</text:p>
          </table:table-cell>
          <table:table-cell table:formula="of:=[$source.C10]*[Feuille1.$F$30]" office:value-type="float" office:value="17.9982" calcext:value-type="float">
            <text:p>17,9982</text:p>
          </table:table-cell>
        </table:table-row>
        <table:table-row table:style-name="ro1">
          <table:table-cell table:formula="of:=[$source.A11]" office:value-type="float" office:value="10" calcext:value-type="float">
            <text:p>10</text:p>
          </table:table-cell>
          <table:table-cell table:formula="of:=[$source.B11]*[Feuille1.$F$30]" office:value-type="float" office:value="45.8742" calcext:value-type="float">
            <text:p>45,8742</text:p>
          </table:table-cell>
          <table:table-cell table:formula="of:=[$source.C11]*[Feuille1.$F$30]" office:value-type="float" office:value="17.9982" calcext:value-type="float">
            <text:p>17,9982</text:p>
          </table:table-cell>
        </table:table-row>
        <table:table-row table:style-name="ro1">
          <table:table-cell table:formula="of:=[$source.A12]" office:value-type="float" office:value="11" calcext:value-type="float">
            <text:p>11</text:p>
          </table:table-cell>
          <table:table-cell table:formula="of:=[$source.B12]*[Feuille1.$F$30]" office:value-type="float" office:value="45.8742" calcext:value-type="float">
            <text:p>45,8742</text:p>
          </table:table-cell>
          <table:table-cell table:formula="of:=[$source.C12]*[Feuille1.$F$30]" office:value-type="float" office:value="14.9076" calcext:value-type="float">
            <text:p>14,9076</text:p>
          </table:table-cell>
        </table:table-row>
        <table:table-row table:style-name="ro1">
          <table:table-cell table:formula="of:=[$source.A13]" office:value-type="float" office:value="12" calcext:value-type="float">
            <text:p>12</text:p>
          </table:table-cell>
          <table:table-cell table:formula="of:=[$source.B13]*[Feuille1.$F$30]" office:value-type="float" office:value="41.1474" calcext:value-type="float">
            <text:p>41,1474</text:p>
          </table:table-cell>
          <table:table-cell table:formula="of:=[$source.C13]*[Feuille1.$F$30]" office:value-type="float" office:value="14.9076" calcext:value-type="float">
            <text:p>14,9076</text:p>
          </table:table-cell>
        </table:table-row>
        <table:table-row table:style-name="ro1">
          <table:table-cell table:formula="of:=[$source.A14]" office:value-type="float" office:value="13" calcext:value-type="float">
            <text:p>13</text:p>
          </table:table-cell>
          <table:table-cell table:formula="of:=[$source.B14]*[Feuille1.$F$30]" office:value-type="float" office:value="50.9646" calcext:value-type="float">
            <text:p>50,9646</text:p>
          </table:table-cell>
          <table:table-cell table:formula="of:=[$source.C14]*[Feuille1.$F$30]" office:value-type="float" office:value="42.3594" calcext:value-type="float">
            <text:p>42,3594</text:p>
          </table:table-cell>
        </table:table-row>
        <table:table-row table:style-name="ro1">
          <table:table-cell table:formula="of:=[$source.A15]" office:value-type="float" office:value="14" calcext:value-type="float">
            <text:p>14</text:p>
          </table:table-cell>
          <table:table-cell table:formula="of:=[$source.B15]*[Feuille1.$F$30]" office:value-type="float" office:value="55.146" calcext:value-type="float">
            <text:p>55,146</text:p>
          </table:table-cell>
          <table:table-cell table:formula="of:=[$source.C15]*[Feuille1.$F$30]" office:value-type="float" office:value="42.3594" calcext:value-type="float">
            <text:p>42,3594</text:p>
          </table:table-cell>
        </table:table-row>
        <table:table-row table:style-name="ro1">
          <table:table-cell table:formula="of:=[$source.A16]" office:value-type="float" office:value="15" calcext:value-type="float">
            <text:p>15</text:p>
          </table:table-cell>
          <table:table-cell table:formula="of:=[$source.B16]*[Feuille1.$F$30]" office:value-type="float" office:value="55.146" calcext:value-type="float">
            <text:p>55,146</text:p>
          </table:table-cell>
          <table:table-cell table:formula="of:=[$source.C16]*[Feuille1.$F$30]" office:value-type="float" office:value="39.2688" calcext:value-type="float">
            <text:p>39,2688</text:p>
          </table:table-cell>
        </table:table-row>
        <table:table-row table:style-name="ro1">
          <table:table-cell table:formula="of:=[$source.A17]" office:value-type="float" office:value="16" calcext:value-type="float">
            <text:p>16</text:p>
          </table:table-cell>
          <table:table-cell table:formula="of:=[$source.B17]*[Feuille1.$F$30]" office:value-type="float" office:value="50.9646" calcext:value-type="float">
            <text:p>50,9646</text:p>
          </table:table-cell>
          <table:table-cell table:formula="of:=[$source.C17]*[Feuille1.$F$30]" office:value-type="float" office:value="39.2688" calcext:value-type="float">
            <text:p>39,2688</text:p>
          </table:table-cell>
        </table:table-row>
      </table:table>
      <table:table table:name="from qgis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pX</text:p>
          </table:table-cell>
          <table:table-cell office:value-type="string" calcext:value-type="string">
            <text:p>mapY</text:p>
          </table:table-cell>
          <table:table-cell office:value-type="string" calcext:value-type="string">
            <text:p>pixelX</text:p>
          </table:table-cell>
          <table:table-cell office:value-type="string" calcext:value-type="string">
            <text:p>pixelY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residual</text:p>
          </table:table-cell>
        </table:table-row>
        <table:table-row table:style-name="ro1">
          <table:table-cell office:value-type="string" calcext:value-type="string">
            <text:p>1382054.40517908195033669</text:p>
          </table:table-cell>
          <table:table-cell office:value-type="string" calcext:value-type="string">
            <text:p>5224833.27186877187341452</text:p>
          </table:table-cell>
          <table:table-cell office:value-type="string" calcext:value-type="string">
            <text:p>448.375</text:p>
          </table:table-cell>
          <table:table-cell office:value-type="string" calcext:value-type="string">
            <text:p>-644.3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728275396696972</text:p>
          </table:table-cell>
          <table:table-cell office:value-type="string" calcext:value-type="string">
            <text:p>0.38631179158744544</text:p>
          </table:table-cell>
          <table:table-cell office:value-type="string" calcext:value-type="string">
            <text:p>0.60629198615391366</text:p>
          </table:table-cell>
        </table:table-row>
        <table:table-row table:style-name="ro1">
          <table:table-cell office:value-type="string" calcext:value-type="string">
            <text:p>1382064.60533753386698663</text:p>
          </table:table-cell>
          <table:table-cell office:value-type="string" calcext:value-type="string">
            <text:p>5224822.35625519044697285</text:p>
          </table:table-cell>
          <table:table-cell office:value-type="string" calcext:value-type="string">
            <text:p>615.5</text:p>
          </table:table-cell>
          <table:table-cell office:value-type="string" calcext:value-type="string">
            <text:p>-699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225206711386363</text:p>
          </table:table-cell>
          <table:table-cell office:value-type="string" calcext:value-type="string">
            <text:p>-0.23349446618908587</text:p>
          </table:table-cell>
          <table:table-cell office:value-type="string" calcext:value-type="string">
            <text:p>0.27874783888197341</text:p>
          </table:table-cell>
        </table:table-row>
        <table:table-row table:style-name="ro1">
          <table:table-cell office:value-type="string" calcext:value-type="string">
            <text:p>1382086.46938374009914696</text:p>
          </table:table-cell>
          <table:table-cell office:value-type="string" calcext:value-type="string">
            <text:p>5224810.27884749975055456</text:p>
          </table:table-cell>
          <table:table-cell office:value-type="string" calcext:value-type="string">
            <text:p>910.375</text:p>
          </table:table-cell>
          <table:table-cell office:value-type="string" calcext:value-type="string">
            <text:p>-699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940698899745257</text:p>
          </table:table-cell>
          <table:table-cell office:value-type="string" calcext:value-type="string">
            <text:p>-0.25962812501495591</text:p>
          </table:table-cell>
          <table:table-cell office:value-type="string" calcext:value-type="string">
            <text:p>0.32736815752270676</text:p>
          </table:table-cell>
        </table:table-row>
        <table:table-row table:style-name="ro1">
          <table:table-cell office:value-type="string" calcext:value-type="string">
            <text:p>1382097.29966781078837812</text:p>
          </table:table-cell>
          <table:table-cell office:value-type="string" calcext:value-type="string">
            <text:p>5224809.62903045490384102</text:p>
          </table:table-cell>
          <table:table-cell office:value-type="string" calcext:value-type="string">
            <text:p>1026.5</text:p>
          </table:table-cell>
          <table:table-cell office:value-type="string" calcext:value-type="string">
            <text:p>-64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64741695777866</text:p>
          </table:table-cell>
          <table:table-cell office:value-type="string" calcext:value-type="string">
            <text:p>-0.38475746520816756</text:p>
          </table:table-cell>
          <table:table-cell office:value-type="string" calcext:value-type="string">
            <text:p>0.47969339881709516</text:p>
          </table:table-cell>
        </table:table-row>
        <table:table-row table:style-name="ro1">
          <table:table-cell office:value-type="string" calcext:value-type="string">
            <text:p>1382111.39872852875851095</text:p>
          </table:table-cell>
          <table:table-cell office:value-type="string" calcext:value-type="string">
            <text:p>5224834.97845899034291506</text:p>
          </table:table-cell>
          <table:table-cell office:value-type="string" calcext:value-type="string">
            <text:p>1026.625</text:p>
          </table:table-cell>
          <table:table-cell office:value-type="string" calcext:value-type="string">
            <text:p>-301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5423378777436483</text:p>
          </table:table-cell>
          <table:table-cell office:value-type="string" calcext:value-type="string">
            <text:p>0.37878198527056384</text:p>
          </table:table-cell>
          <table:table-cell office:value-type="string" calcext:value-type="string">
            <text:p>0.67130535814652137</text:p>
          </table:table-cell>
        </table:table-row>
        <table:table-row table:style-name="ro1">
          <table:table-cell office:value-type="string" calcext:value-type="string">
            <text:p>1382105.00557902245782316</text:p>
          </table:table-cell>
          <table:table-cell office:value-type="string" calcext:value-type="string">
            <text:p>5224843.84616431035101414</text:p>
          </table:table-cell>
          <table:table-cell office:value-type="string" calcext:value-type="string">
            <text:p>910.625</text:p>
          </table:table-cell>
          <table:table-cell office:value-type="string" calcext:value-type="string">
            <text:p>-246.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13595168393113</text:p>
          </table:table-cell>
          <table:table-cell office:value-type="string" calcext:value-type="string">
            <text:p>0.11278626176272155</text:p>
          </table:table-cell>
          <table:table-cell office:value-type="string" calcext:value-type="string">
            <text:p>0.18938344340829949</text:p>
          </table:table-cell>
        </table:table-row>
      </table:table>
      <table:table table:name="Feuille5" table:style-name="ta1">
        <table:table-column table:style-name="co1" table:number-columns-repeated="5" table:default-cell-style-name="Default"/>
        <table:table-row table:style-name="ro1">
          <table:table-cell table:formula="of:=[$'from qgis'.A1]" office:value-type="string" office:string-value="mapX" calcext:value-type="string">
            <text:p>mapX</text:p>
          </table:table-cell>
          <table:table-cell table:formula="of:=[$'from qgis'.B1]" office:value-type="string" office:string-value="mapY" calcext:value-type="string">
            <text:p>mapY</text:p>
          </table:table-cell>
          <table:table-cell table:formula="of:=[$'from qgis'.C1]" office:value-type="string" office:string-value="pixelX" calcext:value-type="string">
            <text:p>pixelX</text:p>
          </table:table-cell>
          <table:table-cell table:formula="of:=[$'from qgis'.D1]" office:value-type="string" office:string-value="pixelY" calcext:value-type="string">
            <text:p>pixelY</text:p>
          </table:table-cell>
          <table:table-cell table:formula="of:=[$'from qgis'.E1]" office:value-type="string" office:string-value="enable" calcext:value-type="string">
            <text:p>enable</text:p>
          </table:table-cell>
        </table:table-row>
        <table:table-row table:style-name="ro1">
          <table:table-cell table:formula="of:=[$'from qgis'.A2]" office:value-type="string" office:string-value="1382054.40517908195033669" calcext:value-type="string">
            <text:p>1382054.40517908195033669</text:p>
          </table:table-cell>
          <table:table-cell table:formula="of:=[$'from qgis'.B2]" office:value-type="string" office:string-value="5224833.27186877187341452" calcext:value-type="string">
            <text:p>5224833.27186877187341452</text:p>
          </table:table-cell>
          <table:table-cell table:formula="of:=[$'from qgis'.C2]" office:value-type="string" office:string-value="448.375" calcext:value-type="string">
            <text:p>448.375</text:p>
          </table:table-cell>
          <table:table-cell table:formula="of:=[$'from qgis'.D2]" office:value-type="string" office:string-value="-644.3125" calcext:value-type="string">
            <text:p>-644.3125</text:p>
          </table:table-cell>
          <table:table-cell table:formula="of:=[$'from qgis'.E2]" office:value-type="float" office:value="1" calcext:value-type="float">
            <text:p>1</text:p>
          </table:table-cell>
        </table:table-row>
        <table:table-row table:style-name="ro1">
          <table:table-cell table:formula="of:=[$'from qgis'.A3]" office:value-type="string" office:string-value="1382064.60533753386698663" calcext:value-type="string">
            <text:p>1382064.60533753386698663</text:p>
          </table:table-cell>
          <table:table-cell table:formula="of:=[$'from qgis'.B3]" office:value-type="string" office:string-value="5224822.35625519044697285" calcext:value-type="string">
            <text:p>5224822.35625519044697285</text:p>
          </table:table-cell>
          <table:table-cell table:formula="of:=[$'from qgis'.C3]" office:value-type="string" office:string-value="615.5" calcext:value-type="string">
            <text:p>615.5</text:p>
          </table:table-cell>
          <table:table-cell table:formula="of:=[$'from qgis'.D3]" office:value-type="string" office:string-value="-699.5" calcext:value-type="string">
            <text:p>-699.5</text:p>
          </table:table-cell>
          <table:table-cell table:formula="of:=[$'from qgis'.E3]" office:value-type="float" office:value="1" calcext:value-type="float">
            <text:p>1</text:p>
          </table:table-cell>
        </table:table-row>
        <table:table-row table:style-name="ro1">
          <table:table-cell table:formula="of:=[$'from qgis'.A4]" office:value-type="string" office:string-value="1382086.46938374009914696" calcext:value-type="string">
            <text:p>1382086.46938374009914696</text:p>
          </table:table-cell>
          <table:table-cell table:formula="of:=[$'from qgis'.B4]" office:value-type="string" office:string-value="5224810.27884749975055456" calcext:value-type="string">
            <text:p>5224810.27884749975055456</text:p>
          </table:table-cell>
          <table:table-cell table:formula="of:=[$'from qgis'.C4]" office:value-type="string" office:string-value="910.375" calcext:value-type="string">
            <text:p>910.375</text:p>
          </table:table-cell>
          <table:table-cell table:formula="of:=[$'from qgis'.D4]" office:value-type="string" office:string-value="-699.5" calcext:value-type="string">
            <text:p>-699.5</text:p>
          </table:table-cell>
          <table:table-cell table:formula="of:=[$'from qgis'.E4]" office:value-type="float" office:value="1" calcext:value-type="float">
            <text:p>1</text:p>
          </table:table-cell>
        </table:table-row>
        <table:table-row table:style-name="ro1">
          <table:table-cell table:formula="of:=[$'from qgis'.A5]" office:value-type="string" office:string-value="1382097.29966781078837812" calcext:value-type="string">
            <text:p>1382097.29966781078837812</text:p>
          </table:table-cell>
          <table:table-cell table:formula="of:=[$'from qgis'.B5]" office:value-type="string" office:string-value="5224809.62903045490384102" calcext:value-type="string">
            <text:p>5224809.62903045490384102</text:p>
          </table:table-cell>
          <table:table-cell table:formula="of:=[$'from qgis'.C5]" office:value-type="string" office:string-value="1026.5" calcext:value-type="string">
            <text:p>1026.5</text:p>
          </table:table-cell>
          <table:table-cell table:formula="of:=[$'from qgis'.D5]" office:value-type="string" office:string-value="-644.5" calcext:value-type="string">
            <text:p>-644.5</text:p>
          </table:table-cell>
          <table:table-cell table:formula="of:=[$'from qgis'.E5]" office:value-type="float" office:value="1" calcext:value-type="float">
            <text:p>1</text:p>
          </table:table-cell>
        </table:table-row>
        <table:table-row table:style-name="ro1">
          <table:table-cell table:formula="of:=[$'from qgis'.A6]" office:value-type="string" office:string-value="1382111.39872852875851095" calcext:value-type="string">
            <text:p>1382111.39872852875851095</text:p>
          </table:table-cell>
          <table:table-cell table:formula="of:=[$'from qgis'.B6]" office:value-type="string" office:string-value="5224834.97845899034291506" calcext:value-type="string">
            <text:p>5224834.97845899034291506</text:p>
          </table:table-cell>
          <table:table-cell table:formula="of:=[$'from qgis'.C6]" office:value-type="string" office:string-value="1026.625" calcext:value-type="string">
            <text:p>1026.625</text:p>
          </table:table-cell>
          <table:table-cell table:formula="of:=[$'from qgis'.D6]" office:value-type="string" office:string-value="-301.25" calcext:value-type="string">
            <text:p>-301.25</text:p>
          </table:table-cell>
          <table:table-cell table:formula="of:=[$'from qgis'.E6]" office:value-type="float" office:value="1" calcext:value-type="float">
            <text:p>1</text:p>
          </table:table-cell>
        </table:table-row>
        <table:table-row table:style-name="ro1">
          <table:table-cell table:formula="of:=[$'from qgis'.A7]" office:value-type="string" office:string-value="1382105.00557902245782316" calcext:value-type="string">
            <text:p>1382105.00557902245782316</text:p>
          </table:table-cell>
          <table:table-cell table:formula="of:=[$'from qgis'.B7]" office:value-type="string" office:string-value="5224843.84616431035101414" calcext:value-type="string">
            <text:p>5224843.84616431035101414</text:p>
          </table:table-cell>
          <table:table-cell table:formula="of:=[$'from qgis'.C7]" office:value-type="string" office:string-value="910.625" calcext:value-type="string">
            <text:p>910.625</text:p>
          </table:table-cell>
          <table:table-cell table:formula="of:=[$'from qgis'.D7]" office:value-type="string" office:string-value="-246.375" calcext:value-type="string">
            <text:p>-246.375</text:p>
          </table:table-cell>
          <table:table-cell table:formula="of:=[$'from qgis'.E7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7:44:20.159261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5:17:30.309136983</meta:creation-date>
    <dc:date>2019-05-14T18:33:44.293220670</dc:date>
    <meta:editing-duration>PT55M59S</meta:editing-duration>
    <meta:editing-cycles>3</meta:editing-cycles>
    <meta:generator>LibreOffice/6.2.3.2$Linux_X86_64 LibreOffice_project/20$Build-2</meta:generator>
    <meta:document-statistic meta:table-count="5" meta:cell-count="288" meta:object-count="0"/>
  </office:meta>
</office:document-meta>
</file>